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140000000E08A04CA761A821C7.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paragraph-properties fo:margin-top="0in" fo:margin-bottom="0.1965in" style:contextual-spacing="false"/>
    </style:style>
    <style:style style:name="P2" style:family="paragraph" style:parent-style-name="Standard">
      <style:text-properties officeooo:rsid="000c849f" officeooo:paragraph-rsid="000c849f"/>
    </style:style>
    <style:style style:name="P3" style:family="paragraph" style:parent-style-name="Standard">
      <style:text-properties officeooo:rsid="000cf339" officeooo:paragraph-rsid="000cf339"/>
    </style:style>
    <style:style style:name="P4" style:family="paragraph" style:parent-style-name="Text_20_body">
      <style:text-properties officeooo:rsid="000cf339" officeooo:paragraph-rsid="000cf339"/>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text-properties officeooo:paragraph-rsid="000cf339"/>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lossary</text:p>
      <text:p text:style-name="P2"/>
      <text:p text:style-name="P2"/>
      <text:p text:style-name="P3">These four term are defined in SEBoK v. 2.12, released 27 May 2025, see page 72</text:p>
      <text:p text:style-name="P2"/>
      <text:p text:style-name="P2">A system is “a collection of elements and a collection of inter-relationships amongst the elements such that they can be viewed as a bounded whole relative to the elements around them.” Open systems exist in an environment described by related systems with which they may interact and conditions to which they may respond. While there are many definitions of the word “system,” the SEBoK authors believe that this definition encompasses most of those which are relevant to SE.</text:p>
      <text:p text:style-name="P2"/>
      <text:p text:style-name="P2">An engineered system is an open system of technical or sociotechnical elements that exhibits emergent properties not exhibited by its individual elements. It is created by and for people; has a purpose with multiple views; satisfies key stakeholders’ value propositions; has a life cycle and evolution dynamics; has a boundary and an external environment; and is part of a system-of-interest hierarchy.</text:p>
      <text:p text:style-name="P2"/>
      <text:p text:style-name="P2">Systems engineering is “an interdisciplinary approach and means to enable the realization of successful (engineered) systems.” It focuses on holistically and concurrently understanding stakeholder needs; exploring opportunities; documenting requirements; and synthesizing, verifying, validating, and evolving solutions while considering the complete problem, from system concept exploration through system disposal.</text:p>
      <text:p text:style-name="P2"/>
      <text:p text:style-name="P2">A systems engineer is “a person who practices systems engineering” as defined above, and whose systems engineering capabilities and experience include sustained practice, specialization, leadership, or authority over SE activities. These activities may be conducted by any competent person regardless of job title or affiliation.</text:p>
      <text:p text:style-name="P2"/>
      <text:p text:style-name="P2"/>
      <text:p text:style-name="P3">Wikipedia “Systems science” provides the following definition:</text:p>
      <text:p text:style-name="P3"/>
      <text:p text:style-name="P4"><text:span text:style-name="T1">Systems science</text:span>, also referred to as <text:span text:style-name="T1">systems research</text:span><text:bookmark text:name="cite_ref-1"/><text:a xlink:type="simple" xlink:href="https://en.wikipedia.org/wiki/Systems_science#cite_note-1" text:style-name="Internet_20_link" text:visited-style-name="Visited_20_Internet_20_Link">[1]</text:a> or simply <text:span text:style-name="T1">systems</text:span>,<text:bookmark text:name="cite_ref-2"/><text:a xlink:type="simple" xlink:href="https://en.wikipedia.org/wiki/Systems_science#cite_note-2" text:style-name="Internet_20_link" text:visited-style-name="Visited_20_Internet_20_Link">[2]</text:a> is a <text:a xlink:type="simple" xlink:href="https://en.wikipedia.org/wiki/Transdisciplinarity" text:style-name="Internet_20_link" text:visited-style-name="Visited_20_Internet_20_Link">transdisciplinary</text:a><text:bookmark text:name="cite_ref-3"/><text:a xlink:type="simple" xlink:href="https://en.wikipedia.org/wiki/Systems_science#cite_note-3" text:style-name="Internet_20_link" text:visited-style-name="Visited_20_Internet_20_Link">[3]</text:a> field that is concerned with understanding simple and complex <text:a xlink:type="simple" xlink:href="https://en.wikipedia.org/wiki/System" text:style-name="Internet_20_link" text:visited-style-name="Visited_20_Internet_20_Link">systems</text:a> in <text:a xlink:type="simple" xlink:href="https://en.wikipedia.org/wiki/Nature" text:style-name="Internet_20_link" text:visited-style-name="Visited_20_Internet_20_Link">nature</text:a> and <text:a xlink:type="simple" xlink:href="https://en.wikipedia.org/wiki/Society" text:style-name="Internet_20_link" text:visited-style-name="Visited_20_Internet_20_Link">society</text:a>, which leads to the advancements of formal, natural, social, and applied attributions throughout <text:a xlink:type="simple" xlink:href="https://en.wikipedia.org/wiki/Engineering" text:style-name="Internet_20_link" text:visited-style-name="Visited_20_Internet_20_Link">engineering</text:a>, <text:a xlink:type="simple" xlink:href="https://en.wikipedia.org/wiki/Technology" text:style-name="Internet_20_link" text:visited-style-name="Visited_20_Internet_20_Link">technology</text:a>, and <text:a xlink:type="simple" xlink:href="https://en.wikipedia.org/wiki/Science" text:style-name="Internet_20_link" text:visited-style-name="Visited_20_Internet_20_Link">science</text:a> itself. </text:p>
      <text:p text:style-name="Text_20_body">To systems scientists, the world can be understood as a system of systems.<text:bookmark text:name="cite_ref-4"/><text:a xlink:type="simple" xlink:href="https://en.wikipedia.org/wiki/Systems_science#cite_note-4" text:style-name="Internet_20_link" text:visited-style-name="Visited_20_Internet_20_Link">[4]</text:a> The field aims to develop transdisciplinary foundations that are applicable in a variety of areas, such as psychology, biology, medicine, communication, business, technology, computer science, engineering, and social sciences.<text:bookmark text:name="cite_ref-5"/><text:a xlink:type="simple" xlink:href="https://en.wikipedia.org/wiki/Systems_science#cite_note-5" text:style-name="Internet_20_link" text:visited-style-name="Visited_20_Internet_20_Link">[5]</text:a> </text:p>
      <text:p text:style-name="Text_20_body">Themes commonly stressed in system science are (a) holistic view, (b) interaction between a system and its embedding <text:a xlink:type="simple" xlink:href="https://en.wikipedia.org/wiki/Environment_(systems)" text:style-name="Internet_20_link" text:visited-style-name="Visited_20_Internet_20_Link">environment</text:a>, and (c) complex (often subtle) trajectories of dynamic behavior that sometimes are stable (and thus reinforcing), while at various '<text:a xlink:type="simple" xlink:href="https://en.wikipedia.org/wiki/Boundary_conditions" text:style-name="Internet_20_link" text:visited-style-name="Visited_20_Internet_20_Link">boundary conditions</text:a>' can become wildly unstable (and thus destructive). Concerns about Earth-scale biosphere/geosphere dynamics is an example of the nature of problems to which systems science seeks to contribute meaningful insights. </text:p>
      <text:h text:style-name="Heading_20_1" text:outline-level="1"><text:bookmark text:name="Associated_fields"/><text:soft-page-break/>Associated fields</text:h>
      <text:list xml:id="list1890939870" text:style-name="L10">
        <text:list-header>
          <text:p text:style-name="P24">The systems sciences are a broad array of fields. One way of conceiving of these is in three groups: </text:p>
        </text:list-header>
        <text:list-item>
          <text:p text:style-name="P24">fields that have developed systems ideas primarily through theory</text:p>
        </text:list-item>
        <text:list-item>
          <text:p text:style-name="P24">those that have done so primarily through practical engagements with problem situations</text:p>
        </text:list-item>
        <text:list-item>
          <text:p text:style-name="P24">those that have applied ideas for other disciplines.<text:bookmark text:name="cite_ref-6"/><text:a xlink:type="simple" xlink:href="https://en.wikipedia.org/wiki/Systems_science#cite_note-6" text:style-name="Internet_20_link" text:visited-style-name="Visited_20_Internet_20_Link">[6]</text:a> </text:p>
        </text:list-item>
      </text:list>
      <text:h text:style-name="Heading_20_2" text:outline-level="2"><text:bookmark text:name="Theoretical_fields"/>Theoretical fields</text:h>
      <text:h text:style-name="Heading_20_4" text:outline-level="4"><text:bookmark text:name="Chaos_and_dynamical_systems"/>Chaos and dynamical systems</text:h>
      <text:p text:style-name="Text_20_body">Main articles: <text:a xlink:type="simple" xlink:href="https://en.wikipedia.org/wiki/Chaos_theory" text:style-name="Internet_20_link" text:visited-style-name="Visited_20_Internet_20_Link">Chaos theory</text:a> and <text:a xlink:type="simple" xlink:href="https://en.wikipedia.org/wiki/Dynamical_systems_theory" text:style-name="Internet_20_link" text:visited-style-name="Visited_20_Internet_20_Link">Dynamical systems theory</text:a></text:p>
      <text:h text:style-name="Heading_20_4" text:outline-level="4"><text:bookmark text:name="Complexity"/>Complexity</text:h>
      <text:p text:style-name="Text_20_body">Main article: <text:a xlink:type="simple" xlink:href="https://en.wikipedia.org/wiki/Complex_system" text:style-name="Internet_20_link" text:visited-style-name="Visited_20_Internet_20_Link">Complex system</text:a></text:p>
      <text:h text:style-name="Heading_20_4" text:outline-level="4"><text:bookmark text:name="Control_theory"/>Control theory</text:h>
      <text:p text:style-name="Text_20_body">Main article: <text:a xlink:type="simple" xlink:href="https://en.wikipedia.org/wiki/Control_theory" text:style-name="Internet_20_link" text:visited-style-name="Visited_20_Internet_20_Link">Control theory</text:a></text:p>
      <text:list text:style-name="L1">
        <text:list-item>
          <text:p text:style-name="P6"><text:a xlink:type="simple" xlink:href="https://en.wikipedia.org/wiki/Affect_control_theory" text:style-name="Internet_20_link" text:visited-style-name="Visited_20_Internet_20_Link">Affect control theory</text:a> </text:p>
        </text:list-item>
        <text:list-item>
          <text:p text:style-name="P6"><text:a xlink:type="simple" xlink:href="https://en.wikipedia.org/wiki/Control_engineering" text:style-name="Internet_20_link" text:visited-style-name="Visited_20_Internet_20_Link">Control engineering</text:a> </text:p>
        </text:list-item>
        <text:list-item>
          <text:p text:style-name="P7"><text:a xlink:type="simple" xlink:href="https://en.wikipedia.org/wiki/Control_systems" text:style-name="Internet_20_link" text:visited-style-name="Visited_20_Internet_20_Link">Control systems</text:a></text:p>
        </text:list-item>
      </text:list>
      <text:h text:style-name="Heading_20_4" text:outline-level="4"><text:bookmark text:name="Cybernetics"/>Cybernetics</text:h>
      <text:p text:style-name="Text_20_body">Main article: <text:a xlink:type="simple" xlink:href="https://en.wikipedia.org/wiki/Cybernetics" text:style-name="Internet_20_link" text:visited-style-name="Visited_20_Internet_20_Link">Cybernetics</text:a></text:p>
      <text:list text:style-name="L2">
        <text:list-item>
          <text:p text:style-name="P8"><text:a xlink:type="simple" xlink:href="https://en.wikipedia.org/wiki/Autopoiesis" text:style-name="Internet_20_link" text:visited-style-name="Visited_20_Internet_20_Link">Autopoiesis</text:a> </text:p>
        </text:list-item>
        <text:list-item>
          <text:p text:style-name="P8"><text:a xlink:type="simple" xlink:href="https://en.wikipedia.org/wiki/Conversation_theory" text:style-name="Internet_20_link" text:visited-style-name="Visited_20_Internet_20_Link">Conversation theory</text:a> </text:p>
        </text:list-item>
        <text:list-item>
          <text:p text:style-name="P8"><text:a xlink:type="simple" xlink:href="https://en.wikipedia.org/wiki/Engineering_cybernetics" text:style-name="Internet_20_link" text:visited-style-name="Visited_20_Internet_20_Link">Engineering cybernetics</text:a> </text:p>
        </text:list-item>
        <text:list-item>
          <text:p text:style-name="P8"><text:a xlink:type="simple" xlink:href="https://en.wikipedia.org/wiki/Perceptual_control_theory" text:style-name="Internet_20_link" text:visited-style-name="Visited_20_Internet_20_Link">Perceptual control theory</text:a> </text:p>
        </text:list-item>
        <text:list-item>
          <text:p text:style-name="P8"><text:a xlink:type="simple" xlink:href="https://en.wikipedia.org/wiki/Management_cybernetics" text:style-name="Internet_20_link" text:visited-style-name="Visited_20_Internet_20_Link">Management cybernetics</text:a> </text:p>
        </text:list-item>
        <text:list-item>
          <text:p text:style-name="P8"><text:a xlink:type="simple" xlink:href="https://en.wikipedia.org/wiki/Second-order_cybernetics" text:style-name="Internet_20_link" text:visited-style-name="Visited_20_Internet_20_Link">Second-order cybernetics</text:a> </text:p>
        </text:list-item>
        <text:list-item>
          <text:p text:style-name="P8"><text:a xlink:type="simple" xlink:href="https://en.wikipedia.org/wiki/Cyber-physical_system" text:style-name="Internet_20_link" text:visited-style-name="Visited_20_Internet_20_Link">Cyber-physical system</text:a> </text:p>
        </text:list-item>
        <text:list-item>
          <text:p text:style-name="P8"><text:a xlink:type="simple" xlink:href="https://en.wikipedia.org/wiki/Artificial_intelligence" text:style-name="Internet_20_link" text:visited-style-name="Visited_20_Internet_20_Link">Artificial intelligence</text:a> </text:p>
        </text:list-item>
        <text:list-item>
          <text:p text:style-name="P9"><text:a xlink:type="simple" xlink:href="https://en.wikipedia.org/wiki/Synthetic_intelligence" text:style-name="Internet_20_link" text:visited-style-name="Visited_20_Internet_20_Link">Synthetic intelligence</text:a></text:p>
        </text:list-item>
      </text:list>
      <text:h text:style-name="Heading_20_4" text:outline-level="4"><text:bookmark text:name="Information_theory"/>Information theory</text:h>
      <text:p text:style-name="Text_20_body">Main article: <text:a xlink:type="simple" xlink:href="https://en.wikipedia.org/wiki/Information_theory" text:style-name="Internet_20_link" text:visited-style-name="Visited_20_Internet_20_Link">Information theory</text:a></text:p>
      <text:h text:style-name="Heading_20_4" text:outline-level="4"><text:bookmark text:name="General_systems_theory"/>General systems theory</text:h>
      <text:p text:style-name="P5">Main article: <text:a xlink:type="simple" xlink:href="https://en.wikipedia.org/wiki/Systems_theory" text:style-name="Internet_20_link" text:visited-style-name="Visited_20_Internet_20_Link">Systems theory</text:a></text:p>
      <text:p text:style-name="Text_20_body">See also: <text:a xlink:type="simple" xlink:href="https://en.wikipedia.org/wiki/List_of_types_of_systems_theory" text:style-name="Internet_20_link" text:visited-style-name="Visited_20_Internet_20_Link">List of types of systems theory</text:a></text:p>
      <text:list text:style-name="L3">
        <text:list-item>
          <text:p text:style-name="P10"><text:a xlink:type="simple" xlink:href="https://en.wikipedia.org/wiki/Systems_theory_in_anthropology" text:style-name="Internet_20_link" text:visited-style-name="Visited_20_Internet_20_Link">Systems theory in anthropology</text:a> </text:p>
        </text:list-item>
        <text:list-item>
          <text:p text:style-name="P10"><text:a xlink:type="simple" xlink:href="https://en.wikipedia.org/wiki/Biochemical_systems_theory" text:style-name="Internet_20_link" text:visited-style-name="Visited_20_Internet_20_Link">Biochemical systems theory</text:a> </text:p>
        </text:list-item>
        <text:list-item>
          <text:p text:style-name="P10"><text:a xlink:type="simple" xlink:href="https://en.wikipedia.org/wiki/Ecological_systems_theory" text:style-name="Internet_20_link" text:visited-style-name="Visited_20_Internet_20_Link">Ecological systems theory</text:a> </text:p>
        </text:list-item>
        <text:list-item>
          <text:p text:style-name="P10"><text:a xlink:type="simple" xlink:href="https://en.wikipedia.org/wiki/Developmental_systems_theory" text:style-name="Internet_20_link" text:visited-style-name="Visited_20_Internet_20_Link"><text:soft-page-break/>Developmental systems theory</text:a> </text:p>
        </text:list-item>
        <text:list-item>
          <text:p text:style-name="P10"><text:a xlink:type="simple" xlink:href="https://en.wikipedia.org/wiki/General_systems_theory" text:style-name="Internet_20_link" text:visited-style-name="Visited_20_Internet_20_Link">General systems theory</text:a> </text:p>
        </text:list-item>
        <text:list-item>
          <text:p text:style-name="P10"><text:a xlink:type="simple" xlink:href="https://en.wikipedia.org/wiki/Living_systems_theory" text:style-name="Internet_20_link" text:visited-style-name="Visited_20_Internet_20_Link">Living systems theory</text:a> </text:p>
        </text:list-item>
        <text:list-item>
          <text:p text:style-name="P10"><text:a xlink:type="simple" xlink:href="https://en.wikipedia.org/wiki/LTI_system_theory" text:style-name="Internet_20_link" text:visited-style-name="Visited_20_Internet_20_Link">LTI system theory</text:a> </text:p>
        </text:list-item>
        <text:list-item>
          <text:p text:style-name="P10"><text:a xlink:type="simple" xlink:href="https://en.wikipedia.org/wiki/Social_systems" text:style-name="Internet_20_link" text:visited-style-name="Visited_20_Internet_20_Link">Social systems</text:a> </text:p>
        </text:list-item>
        <text:list-item>
          <text:p text:style-name="P10"><text:a xlink:type="simple" xlink:href="https://en.wikipedia.org/wiki/Sociotechnical_systems_theory" text:style-name="Internet_20_link" text:visited-style-name="Visited_20_Internet_20_Link">Sociotechnical systems theory</text:a> </text:p>
        </text:list-item>
        <text:list-item>
          <text:p text:style-name="P10"><text:a xlink:type="simple" xlink:href="https://en.wikipedia.org/wiki/Mathematical_system_theory" text:style-name="Internet_20_link" text:visited-style-name="Visited_20_Internet_20_Link">Mathematical system theory</text:a> </text:p>
        </text:list-item>
        <text:list-item>
          <text:p text:style-name="P11"><text:a xlink:type="simple" xlink:href="https://en.wikipedia.org/wiki/World-systems_theory" text:style-name="Internet_20_link" text:visited-style-name="Visited_20_Internet_20_Link">World-systems theory</text:a></text:p>
        </text:list-item>
      </text:list>
      <text:h text:style-name="Heading_20_4" text:outline-level="4"><text:bookmark text:name="Hierarchy_Theory"/>Hierarchy Theory</text:h>
      <text:p text:style-name="P5">Main article: <text:a xlink:type="simple" xlink:href="https://en.wikipedia.org/wiki/Hierarchy_theory" text:style-name="Internet_20_link" text:visited-style-name="Visited_20_Internet_20_Link">Hierarchy theory</text:a></text:p>
      <text:p text:style-name="P3"/>
      <text:h text:style-name="Heading_20_2" text:outline-level="2"><text:bookmark text:name="Practical_fields"/>Practical fields</text:h>
      <text:p text:style-name="Text_20_body">See also: <text:a xlink:type="simple" xlink:href="https://en.wikipedia.org/wiki/Systems_thinking" text:style-name="Internet_20_link" text:visited-style-name="Visited_20_Internet_20_Link">Systems thinking</text:a></text:p>
      <text:h text:style-name="Heading_20_4" text:outline-level="4"><text:bookmark text:name="Critical_systems_thinking"/>Critical systems thinking</text:h>
      <text:p text:style-name="Text_20_body">Main article: <text:a xlink:type="simple" xlink:href="https://en.wikipedia.org/wiki/Critical_systems_thinking" text:style-name="Internet_20_link" text:visited-style-name="Visited_20_Internet_20_Link">Critical systems thinking</text:a></text:p>
      <text:h text:style-name="Heading_20_4" text:outline-level="4"><text:bookmark text:name="Operations_research_and_management_science"/>Operations research and management science</text:h>
      <text:p text:style-name="Text_20_body">Main articles: <text:a xlink:type="simple" xlink:href="https://en.wikipedia.org/wiki/Operations_research" text:style-name="Internet_20_link" text:visited-style-name="Visited_20_Internet_20_Link">Operations research</text:a> and <text:a xlink:type="simple" xlink:href="https://en.wikipedia.org/wiki/Management_science" text:style-name="Internet_20_link" text:visited-style-name="Visited_20_Internet_20_Link">Management science</text:a></text:p>
      <text:h text:style-name="Heading_20_4" text:outline-level="4"><text:bookmark text:name="Soft_systems_methodology"/>Soft systems methodology</text:h>
      <text:p text:style-name="Text_20_body">Main article: <text:a xlink:type="simple" xlink:href="https://en.wikipedia.org/wiki/Soft_systems_methodology" text:style-name="Internet_20_link" text:visited-style-name="Visited_20_Internet_20_Link">Soft systems methodology</text:a></text:p>
      <text:p text:style-name="Text_20_body">The soft systems methodology was developed in <text:a xlink:type="simple" xlink:href="https://en.wikipedia.org/wiki/England" text:style-name="Internet_20_link" text:visited-style-name="Visited_20_Internet_20_Link">England</text:a> by academics at the <text:a xlink:type="simple" xlink:href="https://en.wikipedia.org/wiki/University_of_Lancaster" text:style-name="Internet_20_link" text:visited-style-name="Visited_20_Internet_20_Link">University of Lancaster</text:a> Systems Department through a ten-year <text:a xlink:type="simple" xlink:href="https://en.wikipedia.org/wiki/Action_research" text:style-name="Internet_20_link" text:visited-style-name="Visited_20_Internet_20_Link">action research</text:a> programme. The main contributor is <text:a xlink:type="simple" xlink:href="https://en.wikipedia.org/wiki/Peter_Checkland" text:style-name="Internet_20_link" text:visited-style-name="Visited_20_Internet_20_Link">Peter Checkland</text:a> (born 18 December 1930, in Birmingham, UK), a British management scientist and emeritus professor of systems at Lancaster University. </text:p>
      <text:h text:style-name="Heading_20_4" text:outline-level="4"><text:bookmark text:name="Systems_analysis"/>Systems analysis</text:h>
      <text:p text:style-name="Text_20_body">Main article: <text:a xlink:type="simple" xlink:href="https://en.wikipedia.org/wiki/Systems_analysis" text:style-name="Internet_20_link" text:visited-style-name="Visited_20_Internet_20_Link">Systems analysis</text:a></text:p>
      <text:p text:style-name="Text_20_body">Systems analysis branch of systems science that analyzes systems, the interactions within those systems, or interaction with its environment,<text:bookmark text:name="cite_ref-AD_1971_7-0"/><text:a xlink:type="simple" xlink:href="https://en.wikipedia.org/wiki/Systems_science#cite_note-AD_1971-7" text:style-name="Internet_20_link" text:visited-style-name="Visited_20_Internet_20_Link">[7]</text:a> often prior to their automation as computer models. Systems analysis is closely associated with the <text:a xlink:type="simple" xlink:href="https://en.wikipedia.org/wiki/RAND_corporation" text:style-name="Internet_20_link" text:visited-style-name="Visited_20_Internet_20_Link">RAND corporation</text:a>. </text:p>
      <text:h text:style-name="Heading_20_4" text:outline-level="4"><text:bookmark text:name="Systemic_design"/>Systemic design</text:h>
      <text:p text:style-name="Text_20_body">Main article: <text:a xlink:type="simple" xlink:href="https://en.wikipedia.org/wiki/Systemic_design" text:style-name="Internet_20_link" text:visited-style-name="Visited_20_Internet_20_Link">Systemic design</text:a></text:p>
      <text:p text:style-name="Text_20_body">Systemic design integrates methodologies from <text:a xlink:type="simple" xlink:href="https://en.wikipedia.org/wiki/Systems_thinking" text:style-name="Internet_20_link" text:visited-style-name="Visited_20_Internet_20_Link">systems thinking</text:a> with advanced design practices to address complex, multi-stakeholder situations. </text:p>
      <text:h text:style-name="Heading_20_4" text:outline-level="4"><text:bookmark text:name="Systems_dynamics"/>Systems dynamics</text:h>
      <text:p text:style-name="P5">Main article: <text:a xlink:type="simple" xlink:href="https://en.wikipedia.org/wiki/Systems_dynamics" text:style-name="Internet_20_link" text:visited-style-name="Visited_20_Internet_20_Link">Systems dynamics</text:a></text:p>
      <text:p text:style-name="Text_20_body">See also: <text:a xlink:type="simple" xlink:href="https://en.wikipedia.org/wiki/Social_dynamics" text:style-name="Internet_20_link" text:visited-style-name="Visited_20_Internet_20_Link">Social dynamics</text:a>, <text:a xlink:type="simple" xlink:href="https://en.wikipedia.org/wiki/Jay_Forrester" text:style-name="Internet_20_link" text:visited-style-name="Visited_20_Internet_20_Link">Jay Forrester</text:a>, and <text:a xlink:type="simple" xlink:href="https://en.wikipedia.org/wiki/Donella_Meadows" text:style-name="Internet_20_link" text:visited-style-name="Visited_20_Internet_20_Link">Donella Meadows</text:a></text:p>
      <text:p text:style-name="P1"><text:a xlink:type="simple" xlink:href="https://en.wikipedia.org/wiki/System_dynamics" text:style-name="Internet_20_link" text:visited-style-name="Visited_20_Internet_20_Link"><text:soft-page-break/>System dynamics</text:a> is an approach to understanding the behavior of <text:a xlink:type="simple" xlink:href="https://en.wikipedia.org/wiki/Complex_system" text:style-name="Internet_20_link" text:visited-style-name="Visited_20_Internet_20_Link">complex systems</text:a> over time. It offers "simulation technique for modeling business and social systems",<text:bookmark text:name="cite_ref-8"/><text:a xlink:type="simple" xlink:href="https://en.wikipedia.org/wiki/Systems_science#cite_note-8" text:style-name="Internet_20_link" text:visited-style-name="Visited_20_Internet_20_Link">[8]</text:a> which deals with internal feedback loops and time delays that affect the behavior of the entire system. What makes using system dynamics different from other approaches to studying complex systems is the use of <text:a xlink:type="simple" xlink:href="https://en.wikipedia.org/wiki/Feedback" text:style-name="Internet_20_link" text:visited-style-name="Visited_20_Internet_20_Link">feedback</text:a> loops and <text:a xlink:type="simple" xlink:href="https://en.wikipedia.org/wiki/Stock_and_flow" text:style-name="Internet_20_link" text:visited-style-name="Visited_20_Internet_20_Link">stocks and flows</text:a>.</text:p>
      <text:h text:style-name="Heading_20_4" text:outline-level="4"><text:bookmark text:name="Systems_engineering"/>Systems engineering</text:h>
      <text:p text:style-name="Text_20_body">Main articles: <text:a xlink:type="simple" xlink:href="https://en.wikipedia.org/wiki/Systems_engineering" text:style-name="Internet_20_link" text:visited-style-name="Visited_20_Internet_20_Link">Systems engineering</text:a> and <text:a xlink:type="simple" xlink:href="https://en.wikipedia.org/wiki/Systems_design" text:style-name="Internet_20_link" text:visited-style-name="Visited_20_Internet_20_Link">Systems design</text:a></text:p>
      <text:p text:style-name="P1">Systems engineering (SE) is an interdisciplinary field of <text:a xlink:type="simple" xlink:href="https://en.wikipedia.org/wiki/Engineering" text:style-name="Internet_20_link" text:visited-style-name="Visited_20_Internet_20_Link">engineering</text:a>, that focuses on the development and organization of complex <text:a xlink:type="simple" xlink:href="https://en.wikipedia.org/wiki/System" text:style-name="Internet_20_link" text:visited-style-name="Visited_20_Internet_20_Link">systems</text:a>. It is the "art and science of creating whole solutions to complex problems",<text:bookmark text:name="cite_ref-9"/><text:a xlink:type="simple" xlink:href="https://en.wikipedia.org/wiki/Systems_science#cite_note-9" text:style-name="Internet_20_link" text:visited-style-name="Visited_20_Internet_20_Link">[9]</text:a> for example: <text:a xlink:type="simple" xlink:href="https://en.wikipedia.org/wiki/Signal_processing" text:style-name="Internet_20_link" text:visited-style-name="Visited_20_Internet_20_Link">signal processing</text:a> systems, <text:a xlink:type="simple" xlink:href="https://en.wikipedia.org/wiki/Control_system" text:style-name="Internet_20_link" text:visited-style-name="Visited_20_Internet_20_Link">control systems</text:a> and <text:a xlink:type="simple" xlink:href="https://en.wikipedia.org/wiki/Communication_system" text:style-name="Internet_20_link" text:visited-style-name="Visited_20_Internet_20_Link">communication system</text:a>, or other forms of high-level modelling and design in specific fields of engineering. Systems Science is foundational to the <text:a xlink:type="simple" xlink:href="https://en.wikipedia.org/wiki/Embedded_software_development" text:style-name="Internet_20_link" text:visited-style-name="Visited_20_Internet_20_Link">Embedded Software Development</text:a> that is founded in the embedded requirements of Systems Engineering.</text:p>
      <text:list text:style-name="L4">
        <text:list-item>
          <text:p text:style-name="P13"><text:a xlink:type="simple" xlink:href="https://en.wikipedia.org/wiki/Aerospace_Engineering" text:style-name="Internet_20_link" text:visited-style-name="Visited_20_Internet_20_Link">Aerospace systems</text:a> </text:p>
        </text:list-item>
        <text:list-item>
          <text:p text:style-name="P13"><text:a xlink:type="simple" xlink:href="https://en.wikipedia.org/wiki/Biological_systems_engineering" text:style-name="Internet_20_link" text:visited-style-name="Visited_20_Internet_20_Link">Biological systems engineering</text:a> </text:p>
        </text:list-item>
        <text:list-item>
          <text:p text:style-name="P13"><text:a xlink:type="simple" xlink:href="https://en.wikipedia.org/wiki/Earth_systems_engineering_and_management" text:style-name="Internet_20_link" text:visited-style-name="Visited_20_Internet_20_Link">Earth systems engineering and management</text:a> </text:p>
        </text:list-item>
        <text:list-item>
          <text:p text:style-name="P13"><text:a xlink:type="simple" xlink:href="https://en.wikipedia.org/wiki/Electronics" text:style-name="Internet_20_link" text:visited-style-name="Visited_20_Internet_20_Link">Electronic systems</text:a> </text:p>
        </text:list-item>
        <text:list-item>
          <text:p text:style-name="P13"><text:a xlink:type="simple" xlink:href="https://en.wikipedia.org/wiki/Enterprise_systems_engineering" text:style-name="Internet_20_link" text:visited-style-name="Visited_20_Internet_20_Link">Enterprise systems engineering</text:a> </text:p>
        </text:list-item>
        <text:list-item>
          <text:p text:style-name="P13"><text:a xlink:type="simple" xlink:href="https://en.wikipedia.org/wiki/Software_systems" text:style-name="Internet_20_link" text:visited-style-name="Visited_20_Internet_20_Link">Software systems</text:a> </text:p>
        </text:list-item>
        <text:list-item>
          <text:p text:style-name="P12"><text:a xlink:type="simple" xlink:href="https://en.wikipedia.org/wiki/Systems_analysis" text:style-name="Internet_20_link" text:visited-style-name="Visited_20_Internet_20_Link">Systems analysis</text:a></text:p>
        </text:list-item>
      </text:list>
      <text:h text:style-name="Heading_20_2" text:outline-level="2"><text:bookmark text:name="Applications_in_other_disciplines"/>Applications in other disciplines</text:h>
      <text:h text:style-name="Heading_20_4" text:outline-level="4"><text:bookmark text:name="Earth_system_science"/>Earth system science</text:h>
      <text:p text:style-name="Text_20_body">Main article: <text:a xlink:type="simple" xlink:href="https://en.wikipedia.org/wiki/Earth_system_science" text:style-name="Internet_20_link" text:visited-style-name="Visited_20_Internet_20_Link">Earth system science</text:a></text:p>
      <text:list text:style-name="L5">
        <text:list-item>
          <text:p text:style-name="P14"><text:a xlink:type="simple" xlink:href="https://en.wikipedia.org/wiki/Climate_Science" text:style-name="Internet_20_link" text:visited-style-name="Visited_20_Internet_20_Link">Climate systems</text:a> </text:p>
        </text:list-item>
        <text:list-item>
          <text:p text:style-name="P15"><text:a xlink:type="simple" xlink:href="https://en.wikipedia.org/wiki/Systems_geology" text:style-name="Internet_20_link" text:visited-style-name="Visited_20_Internet_20_Link">Systems geology</text:a></text:p>
        </text:list-item>
      </text:list>
      <text:h text:style-name="Heading_20_4" text:outline-level="4"><text:bookmark text:name="Systems_biology"/>Systems biology</text:h>
      <text:p text:style-name="Text_20_body">Main article: <text:a xlink:type="simple" xlink:href="https://en.wikipedia.org/wiki/Systems_biology" text:style-name="Internet_20_link" text:visited-style-name="Visited_20_Internet_20_Link">Systems biology</text:a></text:p>
      <text:list text:style-name="L6">
        <text:list-item>
          <text:p text:style-name="P16"><text:a xlink:type="simple" xlink:href="https://en.wikipedia.org/wiki/Computational_systems_biology" text:style-name="Internet_20_link" text:visited-style-name="Visited_20_Internet_20_Link">Computational systems biology</text:a> </text:p>
        </text:list-item>
        <text:list-item>
          <text:p text:style-name="P16"><text:a xlink:type="simple" xlink:href="https://en.wikipedia.org/wiki/Synthetic_biology" text:style-name="Internet_20_link" text:visited-style-name="Visited_20_Internet_20_Link">Synthetic biology</text:a> </text:p>
        </text:list-item>
        <text:list-item>
          <text:p text:style-name="P16"><text:a xlink:type="simple" xlink:href="https://en.wikipedia.org/wiki/Systems_immunology" text:style-name="Internet_20_link" text:visited-style-name="Visited_20_Internet_20_Link">Systems immunology</text:a> </text:p>
        </text:list-item>
        <text:list-item>
          <text:p text:style-name="P17"><text:a xlink:type="simple" xlink:href="https://en.wikipedia.org/wiki/Systems_neuroscience" text:style-name="Internet_20_link" text:visited-style-name="Visited_20_Internet_20_Link">Systems neuroscience</text:a></text:p>
        </text:list-item>
      </text:list>
      <text:h text:style-name="Heading_20_4" text:outline-level="4"><text:bookmark text:name="Systems_chemistry"/>Systems chemistry</text:h>
      <text:p text:style-name="Text_20_body">Main article: <text:a xlink:type="simple" xlink:href="https://en.wikipedia.org/wiki/Systems_chemistry" text:style-name="Internet_20_link" text:visited-style-name="Visited_20_Internet_20_Link">Systems chemistry</text:a></text:p>
      <text:h text:style-name="Heading_20_4" text:outline-level="4"><text:bookmark text:name="Systems_ecology"/>Systems ecology</text:h>
      <text:p text:style-name="Text_20_body">Main article: <text:a xlink:type="simple" xlink:href="https://en.wikipedia.org/wiki/Systems_ecology" text:style-name="Internet_20_link" text:visited-style-name="Visited_20_Internet_20_Link">Systems ecology</text:a></text:p>
      <text:list text:style-name="L7">
        <text:list-item>
          <text:p text:style-name="P18"><text:a xlink:type="simple" xlink:href="https://en.wikipedia.org/wiki/Ecosystem_ecology" text:style-name="Internet_20_link" text:visited-style-name="Visited_20_Internet_20_Link">Ecosystem ecology</text:a> </text:p>
        </text:list-item>
        <text:list-item>
          <text:p text:style-name="P19"><text:a xlink:type="simple" xlink:href="https://en.wikipedia.org/wiki/Agroecology" text:style-name="Internet_20_link" text:visited-style-name="Visited_20_Internet_20_Link">Agroecology</text:a></text:p>
        </text:list-item>
      </text:list>
      <text:h text:style-name="Heading_20_4" text:outline-level="4"><text:bookmark text:name="Systems_psychology"/><text:soft-page-break/>Systems psychology</text:h>
      <text:p text:style-name="Text_20_body">Main article: <text:a xlink:type="simple" xlink:href="https://en.wikipedia.org/wiki/Systems_psychology" text:style-name="Internet_20_link" text:visited-style-name="Visited_20_Internet_20_Link">Systems psychology</text:a></text:p>
      <text:list text:style-name="L8">
        <text:list-item>
          <text:p text:style-name="P20"><text:a xlink:type="simple" xlink:href="https://en.wikipedia.org/wiki/Ergonomics" text:style-name="Internet_20_link" text:visited-style-name="Visited_20_Internet_20_Link">Ergonomics</text:a> </text:p>
        </text:list-item>
        <text:list-item>
          <text:p text:style-name="P20"><text:a xlink:type="simple" xlink:href="https://en.wikipedia.org/wiki/Family_systems_theory" text:style-name="Internet_20_link" text:visited-style-name="Visited_20_Internet_20_Link">Family systems theory</text:a> </text:p>
        </text:list-item>
        <text:list-item>
          <text:p text:style-name="P21"><text:a xlink:type="simple" xlink:href="https://en.wikipedia.org/wiki/Systemic_therapy" text:style-name="Internet_20_link" text:visited-style-name="Visited_20_Internet_20_Link">Systemic therapy</text:a></text:p>
        </text:list-item>
      </text:list>
      <text:h text:style-name="Heading_20_2" text:outline-level="2"><text:bookmark text:name="See_also"/>See also</text:h>
      <text:list text:style-name="L9">
        <text:list-item>
          <text:p text:style-name="P23"><draw:frame draw:style-name="fr1" draw:name="Image1" text:anchor-type="as-char" svg:width="0.1417in" svg:height="0.1in" draw:z-index="0"><draw:image xlink:href="Pictures/10000000000000140000000E08A04CA761A821C7.jpg" xlink:type="simple" xlink:show="embed" xlink:actuate="onLoad" draw:mime-type="image/jpeg"/><svg:title>diagram</svg:title></draw:frame><text:s/><text:a xlink:type="simple" xlink:href="https://en.wikipedia.org/wiki/Portal:Systems_science" text:style-name="Internet_20_link" text:visited-style-name="Visited_20_Internet_20_Link">Systems science portal</text:a> </text:p>
        </text:list-item>
        <text:list-item>
          <text:p text:style-name="P23"><text:a xlink:type="simple" xlink:href="https://en.wikipedia.org/wiki/Antireductionism" text:style-name="Internet_20_link" text:visited-style-name="Visited_20_Internet_20_Link">Antireductionism</text:a> </text:p>
        </text:list-item>
        <text:list-item>
          <text:p text:style-name="P23"><text:a xlink:type="simple" xlink:href="https://en.wikipedia.org/wiki/Evolutionary_prototyping" text:style-name="Internet_20_link" text:visited-style-name="Visited_20_Internet_20_Link">Evolutionary prototyping</text:a> </text:p>
        </text:list-item>
        <text:list-item>
          <text:p text:style-name="P23"><text:a xlink:type="simple" xlink:href="https://en.wikipedia.org/wiki/Holism" text:style-name="Internet_20_link" text:visited-style-name="Visited_20_Internet_20_Link">Holism</text:a> </text:p>
        </text:list-item>
        <text:list-item>
          <text:p text:style-name="P23"><text:a xlink:type="simple" xlink:href="https://en.wikipedia.org/wiki/Cybernetics" text:style-name="Internet_20_link" text:visited-style-name="Visited_20_Internet_20_Link">Cybernetics</text:a> </text:p>
        </text:list-item>
        <text:list-item>
          <text:p text:style-name="P23"><text:a xlink:type="simple" xlink:href="https://en.wikipedia.org/wiki/System_engineering" text:style-name="Internet_20_link" text:visited-style-name="Visited_20_Internet_20_Link">System engineering</text:a> </text:p>
        </text:list-item>
        <text:list-item>
          <text:p text:style-name="P23"><text:a xlink:type="simple" xlink:href="https://en.wikipedia.org/wiki/System_Dynamics" text:style-name="Internet_20_link" text:visited-style-name="Visited_20_Internet_20_Link">System Dynamics</text:a> </text:p>
        </text:list-item>
        <text:list-item>
          <text:p text:style-name="P23"><text:a xlink:type="simple" xlink:href="https://en.wikipedia.org/wiki/Systemics" text:style-name="Internet_20_link" text:visited-style-name="Visited_20_Internet_20_Link">Systemics</text:a> </text:p>
        </text:list-item>
        <text:list-item>
          <text:p text:style-name="P23"><text:a xlink:type="simple" xlink:href="https://en.wikipedia.org/wiki/System_equivalence" text:style-name="Internet_20_link" text:visited-style-name="Visited_20_Internet_20_Link">System equivalence</text:a> </text:p>
        </text:list-item>
        <text:list-item>
          <text:p text:style-name="P23"><text:a xlink:type="simple" xlink:href="https://en.wikipedia.org/wiki/Systems_theory" text:style-name="Internet_20_link" text:visited-style-name="Visited_20_Internet_20_Link">Systems theory</text:a> </text:p>
        </text:list-item>
        <text:list-item>
          <text:p text:style-name="P23"><text:a xlink:type="simple" xlink:href="https://en.wikipedia.org/wiki/Tektology" text:style-name="Internet_20_link" text:visited-style-name="Visited_20_Internet_20_Link">Tektology</text:a> </text:p>
        </text:list-item>
        <text:list-item>
          <text:p text:style-name="P23"><text:a xlink:type="simple" xlink:href="https://en.wikipedia.org/wiki/World-systems_theory" text:style-name="Internet_20_link" text:visited-style-name="Visited_20_Internet_20_Link">World-systems theory</text:a> </text:p>
        </text:list-item>
        <text:list-item>
          <text:p text:style-name="P22"><text:a xlink:type="simple" xlink:href="https://en.wikipedia.org/wiki/Complex_Systems" text:style-name="Internet_20_link" text:visited-style-name="Visited_20_Internet_20_Link">Complex Systems</text:a></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02:01:10.318600003</meta:creation-date>
    <dc:date>2025-08-19T03:03:46.796237060</dc:date>
    <meta:editing-duration>PT1H2M35S</meta:editing-duration>
    <meta:editing-cycles>2</meta:editing-cycles>
    <meta:generator>LibreOffice/7.4.7.2$Linux_X86_64 LibreOffice_project/40$Build-2</meta:generator>
    <meta:document-statistic meta:table-count="0" meta:image-count="1" meta:object-count="0" meta:page-count="5" meta:paragraph-count="119" meta:word-count="1043" meta:character-count="7305" meta:non-whitespace-character-count="6385"/>
  </office:meta>
</office:document-meta>
</file>